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="0.0201in" fo:border-left="none" fo:border-right="none" fo:border-top="none" fo:border-bottom="0.06pt solid #000000" style:shadow="none"/>
    </style:style>
    <style:style style:name="P2" style:family="paragraph" style:parent-style-name="Footer">
      <style:paragraph-properties fo:padding="0.0201in" fo:border-left="none" fo:border-right="none" fo:border-top="0.06pt solid #000000" fo:border-bottom="none" style:shadow="non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SRF Core </text:h>
      <text:p text:style-name="Standard">Removed 4 existing complex types and added 97 new types (mostly defined fields and lists)</text:p>
      <text:h text:style-name="Heading_20_2" text:outline-level="2">Removed </text:h>
      <text:section text:style-name="Sect2" text:name="Section4">
        <text:p text:style-name="Standard">BandApplication </text:p>
        <text:p text:style-name="Standard">BandUser </text:p>
        <text:p text:style-name="Standard">Identifier </text:p>
        <text:p text:style-name="Standard">TDistance </text:p>
      </text:section>
      <text:h text:style-name="Heading_20_2" text:outline-level="2">Added</text:h>
      <text:section text:style-name="Sect1" text:name="Section1">
        <text:p text:style-name="Standard">DatasetRef </text:p>
        <text:p text:style-name="Standard">JammingAuthority </text:p>
        <text:p text:style-name="Standard">JammingChannelProfile </text:p>
        <text:p text:style-name="Standard">JammingPerformance </text:p>
        <text:p text:style-name="Standard">JammingPlan </text:p>
        <text:p text:style-name="Standard">JammingTarget </text:p>
        <text:p text:style-name="Standard">Loadset </text:p>
        <text:p text:style-name="Standard">LoadsetRef </text:p>
        <text:p text:style-name="Standard">Message </text:p>
        <text:p text:style-name="Standard">NotationTimeline </text:p>
        <text:p text:style-name="P3">ObservedERPAnalysis </text:p>
        <text:p text:style-name="P3">ObservedERPValues </text:p>
        <text:p text:style-name="P3">ObservedLobeAnalysis </text:p>
        <text:p text:style-name="P3">ObservedLobeValues </text:p>
        <text:p text:style-name="P3">ObservedMOPAnalysis </text:p>
        <text:p text:style-name="P3">ObservedMOPBits </text:p>
        <text:p text:style-name="P3">ObservedMOPSequence </text:p>
        <text:p text:style-name="P3">ObservedMOPSweep </text:p>
        <text:p text:style-name="P3">ObservedMOPValues </text:p>
        <text:p text:style-name="P3">ObservedPolarisationAnalysis </text:p>
        <text:p text:style-name="P3">ObservedPolarisationValues </text:p>
        <text:p text:style-name="P3">ObservedPulseAnalysis </text:p>
        <text:p text:style-name="P3">ObservedPulseValues </text:p>
        <text:p text:style-name="P3">ObservedRFAnalysis </text:p>
        <text:p text:style-name="P3">ObservedRFValues </text:p>
        <text:p text:style-name="P3">ObservedScanAnalysis </text:p>
        <text:p text:style-name="P3">ObservedScanValues </text:p>
        <text:p text:style-name="Standard">PotentialVictims </text:p>
        <text:p text:style-name="Standard">RadiationPlan </text:p>
        <text:p text:style-name="P3">TAntHeight </text:p>
        <text:p text:style-name="P3">TBitRate </text:p>
        <text:p text:style-name="P3">TBurstRate </text:p>
        <text:p text:style-name="P3">TCodeRate </text:p>
        <text:p text:style-name="P3">TDimension </text:p>
        <text:p text:style-name="P3">TDistEarth </text:p>
        <text:p text:style-name="P3">TDistSpace </text:p>
        <text:p text:style-name="P3">TDuration_UN4 </text:p>
        <text:p text:style-name="P3">TFieldStrength </text:p>
        <text:p text:style-name="P3">THeight_UN4 </text:p>
        <text:p text:style-name="P3">TInfoDataRate </text:p>
        <text:p text:style-name="P3">TKelvins </text:p>
        <text:p text:style-name="P3">TListCFN </text:p>
        <text:p text:style-name="P3">TListCTA </text:p>
        <text:p text:style-name="P3">TListUFU </text:p>
        <text:p text:style-name="P3">TListULD </text:p>
        <text:p text:style-name="P3">TListUNT </text:p>
        <text:p text:style-name="P3">TListUS2 </text:p>
        <text:p text:style-name="P3">TListUS5 </text:p>
        <text:p text:style-name="P3">TListUS7 </text:p>
        <text:p text:style-name="P3">TListUS8 </text:p>
        <text:p text:style-name="P3">TListUSS </text:p>
        <text:p text:style-name="P3">TListUSX </text:p>
        <text:p text:style-name="P3">TListUSY </text:p>
        <text:p text:style-name="P3">TListUTM </text:p>
        <text:p text:style-name="P3">TListUWA </text:p>
        <text:p text:style-name="P3">TListUWB </text:p>
        <text:p text:style-name="P3">TListUWC </text:p>
        <text:p text:style-name="P3">TListUWE </text:p>
        <text:p text:style-name="P3">TListUWF </text:p>
        <text:p text:style-name="P3">TListUWG </text:p>
        <text:p text:style-name="P3">TPulseRate </text:p>
        <text:p text:style-name="P3">TRFChgRate </text:p>
        <text:p text:style-name="P3">TRejection_dB1 </text:p>
        <text:p text:style-name="P3">TRejection_dB2 </text:p>
        <text:p text:style-name="P3">TRotationRate </text:p>
        <text:p text:style-name="P3">TS500 </text:p>
        <text:p text:style-name="P3">TSCLevel </text:p>
        <text:p text:style-name="P3">TSigned_dB_4_1 </text:p>
        <text:p text:style-name="P3">TSigned_dB_5_2 </text:p>
        <text:p text:style-name="P3">TSmallMicrosecs </text:p>
        <text:p text:style-name="P3">TUS_Bits </text:p>
        <text:p text:style-name="P3">TUS_Deg_Signed </text:p>
        <text:p text:style-name="P3">TUS_Degrees </text:p>
        <text:p text:style-name="P3">TUS_Degrees90 </text:p>
        <text:p text:style-name="P3">TUS_Duration </text:p>
        <text:p text:style-name="P3">TUS_Elev </text:p>
        <text:p text:style-name="P3">TUS_MOPChgAm </text:p>
        <text:p text:style-name="P3">TUS_MOPChgFm </text:p>
        <text:p text:style-name="P3">TUS_MOPFm </text:p>
        <text:p text:style-name="P3">TUS_PPM </text:p>
        <text:p text:style-name="P3">TUS_PPS </text:p>
        <text:p text:style-name="P3">TUS_PRIChgRate </text:p>
        <text:p text:style-name="P3">TUS_Percent2 </text:p>
        <text:p text:style-name="P3">TUS_Percent3 </text:p>
        <text:p text:style-name="P3">TUS_PhaseAngle </text:p>
        <text:p text:style-name="P3">TUS_PhaseAngleRate </text:p>
        <text:p text:style-name="P3">TUS_ScanRate </text:p>
        <text:p text:style-name="P3">TUS_ScanSpeed </text:p>
        <text:p text:style-name="P3">TUS_TiltAngRate </text:p>
        <text:p text:style-name="P3">TUS_UN16_9 </text:p>
        <text:p text:style-name="P3">TUS_dB150 </text:p>
        <text:p text:style-name="P3">TUS_dB90 </text:p>
        <text:p text:style-name="P3">TUS_dBWS </text:p>
        <text:p text:style-name="P3">TUnsigned_dB </text:p>
        <text:p text:style-name="P3">TUnsigned_dB_5_2 </text:p>
        <text:p text:style-name="P3">TdBi </text:p>
        <text:p text:style-name="Standard">TimingDeconflictionProtocol </text:p>
        <text:p text:style-name="Standard">UsingCountries</text:p>
      </text:section>
      <text:h text:style-name="P5" text:outline-level="1">SSRF Enumerated Lists</text:h>
      <text:p text:style-name="Standard"/>
      <text:p text:style-name="Standard">Zero lists removed. Many existing lists had documentation added to the “Other” value. Added 19 new lists.</text:p>
      <text:h text:style-name="Heading_20_2" text:outline-level="2">Removed</text:h>
      <text:p text:style-name="Standard">No lists removed.</text:p>
      <text:h text:style-name="Heading_20_2" text:outline-level="2">Added</text:h>
      <text:section text:style-name="Sect2" text:name="Section3">
        <text:p text:style-name="Standard">ListCFN </text:p>
        <text:p text:style-name="Standard">ListCTA </text:p>
        <text:p text:style-name="Standard">ListUFU </text:p>
        <text:p text:style-name="Standard">ListULD </text:p>
        <text:p text:style-name="Standard">ListUNT </text:p>
        <text:p text:style-name="Standard">ListUS2 </text:p>
        <text:p text:style-name="Standard">ListUS5 </text:p>
        <text:p text:style-name="Standard">ListUS7 </text:p>
        <text:p text:style-name="Standard">ListUS8 </text:p>
        <text:p text:style-name="Standard">ListUSS </text:p>
        <text:p text:style-name="Standard">ListUSX </text:p>
        <text:p text:style-name="Standard">ListUSY </text:p>
        <text:p text:style-name="Standard">ListUTM </text:p>
        <text:p text:style-name="Standard">ListUWA </text:p>
        <text:p text:style-name="Standard">ListUWB </text:p>
        <text:p text:style-name="Standard">ListUWC </text:p>
        <text:p text:style-name="Standard">ListUWE </text:p>
        <text:p text:style-name="Standard">ListUWF </text:p>
        <text:p text:style-name="Standard">ListUWG</text:p>
      </text:section>
      <text:h text:style-name="P4" text:outline-level="1"/>
      <text:h text:style-name="P5" text:outline-level="1">SSRF Domains</text:h>
      <text:p text:style-name="Standard">One simple type removed, 47 types added.</text:p>
      <text:h text:style-name="Heading_20_2" text:outline-level="2">Removed</text:h>
      <text:p text:style-name="Standard">Distance has been split into two types: DistEarth and DistSpace</text:p>
      <text:h text:style-name="Heading_20_2" text:outline-level="2">Added</text:h>
      <text:section text:style-name="Sect1" text:name="Section2">
        <text:p text:style-name="Standard">AntHeight </text:p>
        <text:p text:style-name="Standard">BitRate </text:p>
        <text:p text:style-name="Standard">BurstRate </text:p>
        <text:p text:style-name="Standard">CodeRate </text:p>
        <text:p text:style-name="Standard">Dimension </text:p>
        <text:p text:style-name="Standard">DistEarth </text:p>
        <text:p text:style-name="Standard">DistSpace </text:p>
        <text:p text:style-name="Standard">Duration_UN4 </text:p>
        <text:p text:style-name="Standard">FieldStrength </text:p>
        <text:p text:style-name="Standard">Height_UN4 </text:p>
        <text:p text:style-name="Standard">InfoDataRate </text:p>
        <text:p text:style-name="Standard">Kelvins </text:p>
        <text:p text:style-name="Standard">PulseRate </text:p>
        <text:p text:style-name="Standard">RFChgRate </text:p>
        <text:p text:style-name="Standard">Rejection_dB1 </text:p>
        <text:p text:style-name="Standard">Rejection_dB2 </text:p>
        <text:p text:style-name="Standard">RotationRate </text:p>
        <text:p text:style-name="Standard">S500 </text:p>
        <text:p text:style-name="Standard">SCLevel </text:p>
        <text:p text:style-name="Standard">Signed_dB_4_1 </text:p>
        <text:p text:style-name="Standard">Signed_dB_5_2 </text:p>
        <text:p text:style-name="Standard">SmallMicrosecs </text:p>
        <text:p text:style-name="Standard">US_Bits </text:p>
        <text:p text:style-name="Standard">US_Deg_Signed </text:p>
        <text:p text:style-name="Standard">US_Degrees </text:p>
        <text:p text:style-name="Standard">US_Degrees90 </text:p>
        <text:p text:style-name="Standard">US_Duration </text:p>
        <text:p text:style-name="Standard">US_Elev </text:p>
        <text:p text:style-name="Standard">US_MOPChgAm </text:p>
        <text:p text:style-name="Standard">US_MOPChgFm </text:p>
        <text:p text:style-name="Standard">US_MOPFm </text:p>
        <text:p text:style-name="Standard">US_PPM </text:p>
        <text:p text:style-name="Standard">US_PPS </text:p>
        <text:p text:style-name="Standard">US_PRIChgRate </text:p>
        <text:p text:style-name="Standard">US_Percent2 </text:p>
        <text:p text:style-name="Standard">US_Percent3 </text:p>
        <text:p text:style-name="Standard">US_PhaseAngle </text:p>
        <text:p text:style-name="Standard">US_PhaseAngleRate </text:p>
        <text:p text:style-name="Standard">US_ScanRate </text:p>
        <text:p text:style-name="Standard">US_ScanSpeed </text:p>
        <text:p text:style-name="Standard">US_TiltAngRate </text:p>
        <text:p text:style-name="Standard">US_UN16_9 </text:p>
        <text:p text:style-name="Standard">US_dB150 </text:p>
        <text:p text:style-name="Standard">US_dB90 </text:p>
        <text:p text:style-name="Standard">US_dBWS </text:p>
        <text:p text:style-name="Standard">Unsigned_dB </text:p>
        <text:p text:style-name="Standard">Unsigned_dB_5_2 </text:p>
        <text:p text:style-name="Standard">dBi</text:p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padding="0.0201in" fo:border-left="none" fo:border-right="none" fo:border-top="none" fo:border-bottom="0.06pt solid #000000" style:shadow="none"/>
    </style:style>
    <style:style style:name="MP2" style:family="paragraph" style:parent-style-name="Footer">
      <style:paragraph-properties fo:padding="0.0201in" fo:border-left="none" fo:border-right="none" fo:border-top="0.06pt solid #000000" fo:border-bottom="none" style:shadow="non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SRF 3.0.0 to 3.1.0 Migration Analysis</text:p>
      </style:header>
      <style:footer>
        <text:p text:style-name="MP2">Key Bridge Global LLC<text:tab/><text:tab/><text:date style:data-style-name="N37" text:date-value="2014-09-25T12:00:44.99" text:fixed="true">09/25/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Caulfield</meta:initial-creator>
    <meta:creation-date>2014-09-25T11:39:54</meta:creation-date>
    <dc:date>2014-09-25T12:03:29</dc:date>
    <dc:creator>Jesse Caulfield</dc:creator>
    <meta:editing-duration>PT5M2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185" meta:word-count="245" meta:character-count="2499" meta:non-whitespace-character-count="2270"/>
  </office:meta>
</office:document-meta>
</file>